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12pt" fo:font-style="normal" style:text-underline-style="none" fo:font-weight="normal" officeooo:paragraph-rsid="00125492" style:font-size-asian="10.5pt" style:font-style-asian="normal" style:font-weight-asian="normal" style:font-size-complex="12pt" style:font-style-complex="normal" style:font-weight-complex="normal"/>
    </style:style>
    <style:style style:name="P2" style:family="paragraph" style:parent-style-name="Text_20_body">
      <style:paragraph-properties fo:text-align="start" style:justify-single-word="false"/>
      <style:text-properties fo:font-size="12pt" fo:font-style="normal" style:text-underline-style="none" fo:font-weight="normal" officeooo:paragraph-rsid="00125492" style:font-size-asian="10.5pt" style:font-style-asian="normal" style:font-weight-asian="normal" style:font-size-complex="12pt" style:font-style-complex="normal" style:font-weight-complex="normal"/>
    </style:style>
    <style:style style:name="P3" style:family="paragraph" style:parent-style-name="Text_20_body">
      <style:paragraph-properties fo:text-align="start" style:justify-single-word="false"/>
      <style:text-properties officeooo:paragraph-rsid="00125492"/>
    </style:style>
    <style:style style:name="P4" style:family="paragraph" style:parent-style-name="Text_20_body">
      <style:paragraph-properties fo:text-align="start" style:justify-single-word="false"/>
      <style:text-properties fo:font-size="14pt" fo:font-style="normal" style:text-underline-style="none" fo:font-weight="normal" officeooo:paragraph-rsid="00125492" style:font-size-asian="14pt" style:font-style-asian="normal" style:font-weight-asian="normal" style:font-size-complex="14pt" style:font-style-complex="normal" style:font-weight-complex="normal"/>
    </style:style>
    <style:style style:name="P5" style:family="paragraph" style:parent-style-name="Text_20_body">
      <style:text-properties fo:font-size="14pt" style:font-size-asian="14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he article "From Imitation Games To The Real Thing: A Brief History Of Machine Learning" traces the development of machine learning (ML) and artificial intelligence (AI) from myth to modern breakthroughs. It begins with a nod to ancient Greek myths, particularly the story of Hephaestus creating artificial beings. The narrative moves to the 20th century, where the journey towards AI truly began.</text:p>
      <text:p text:style-name="P5">The 1950s mark the birth of modern AI. Alan Turing, famous for his work during World War II, laid the groundwork with his 1950 paper introducing the “Turing test,” a method to determine if machines can think like humans. Shortly after, Marvin Minsky built the first artificial neural network computer, and John McCarthy coined the term "artificial intelligence" during the 1956 Dartmouth Conference. This was also the period when Frank Rosenblatt developed the perceptron algorithm, a precursor to modern neural networks.</text:p>
      <text:p text:style-name="P5">The 1960s saw a focus on expert systems, with Stanford’s Edward Feigenbaum leading the creation of the first such system, which aimed to replicate human expert decision-making. However, pessimism set in by the end of the decade, largely due to limitations in neural networks identified by Minsky and Seymour Papert, which shifted AI research into a less optimistic phase.</text:p>
      <text:p text:style-name="P5">The 1970s and 1980s were challenging for AI, with reduced funding and commercial interest, a period referred to as "AI winter." Despite renewed interest in the early 1980s, further warnings from AI pioneers like Minsky led to another downturn by the decade’s end. However, a breakthrough came in 1986 when Geoffrey Hinton introduced the back-propagation algorithm, reviving neural network research. Hinton’s student, Yann LeCun, further advanced the field with his development of convolutional neural networks.</text:p>
      <text:p text:style-name="P5">In the 1990s, AI saw a resurgence, partly due to its application in military planning with the U.S. military’s DART system. From this point onward, advancements in computing power and big data fueled rapid progress, aligning with predictions from Moore’s Law. AI and ML have since entered what many, like Baidu’s Andrew Ng, call an “eternal spring,” driven by the availability of big data, powerful computing, and modern algorithms. The article concludes by noting how far we’ve come from the myths of ancient Greece to the realities of today’s AI-powered world.</text:p>
      <text:p text:style-name="P1"/>
      <text:p text:style-name="P3"/>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1T14:04:11.995232688</meta:creation-date>
    <dc:date>2024-10-02T14:19:21.003368612</dc:date>
    <meta:editing-duration>PT18M47S</meta:editing-duration>
    <meta:editing-cycles>3</meta:editing-cycles>
    <meta:generator>LibreOffice/7.3.7.2$Linux_X86_64 LibreOffice_project/30$Build-2</meta:generator>
    <meta:document-statistic meta:table-count="0" meta:image-count="0" meta:object-count="0" meta:page-count="1" meta:paragraph-count="5" meta:word-count="368" meta:character-count="2362" meta:non-whitespace-character-count="1999"/>
  </office:meta>
</office:document-meta>
</file>